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T20" style:parent-style-name="Absatz-Standardschriftart" style:family="text">
      <style:text-properties fo:language="en" fo:country="US"/>
    </style:style>
    <style:style style:name="T21" style:parent-style-name="Absatz-Standardschriftart" style:family="text">
      <style:text-properties fo:language="en" fo:country="US"/>
    </style:style>
    <style:style style:name="T22" style:parent-style-name="Absatz-Standardschriftart" style:family="text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T35" style:parent-style-name="Absatz-Standardschriftart" style:family="text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T51" style:parent-style-name="Absatz-Standardschriftart" style:family="text">
      <style:text-properties fo:language="en" fo:country="US"/>
    </style:style>
  </office:automatic-styles>
  <office:body>
    <office:text text:use-soft-page-breaks="true">
      <text:p text:style-name="P1">Nachdenkzettel Clean Code</text:p>
      <text:p text:style-name="Standard"/>
      <text:p text:style-name="Standard">Robin Schmidt 44783,<text:s/></text:p>
      <text:p text:style-name="Standard">Marvin Helmer 44479</text:p>
      <text:p text:style-name="Standard">….....................................................................................................</text:p>
      <text:p text:style-name="Standard">Vorname, Name, Matrikelnummer</text:p>
      <text:p text:style-name="Standard"/>
      <text:p text:style-name="Standard"><text:s text:c="74"/></text:p>
      <text:p text:style-name="Standard">1. <text:s text:c="2"/>Klassenexplosion (Schwierig..)</text:p>
      <text:p text:style-name="Standard"/>
      <text:p text:style-name="P2">class Formularfeld;</text:p>
      <text:p text:style-name="P3">class Textfeld extends Formularfeld;</text:p>
      <text:p text:style-name="P4">class Zahlfeld extends<text:s/>Formularfeld;</text:p>
      <text:p text:style-name="P5">class TextUndZahlFeld extends Formularfeld;</text:p>
      <text:p text:style-name="P6">class TextfeldOCR extends Textfeld;</text:p>
      <text:p text:style-name="P7">class ZahlfeldOCR extends Zahlfeld;</text:p>
      <text:p text:style-name="P8">class TextUndZahlFeldOCR extends TextUndZahlFeld;</text:p>
      <text:p text:style-name="Standard">class TextfeldSonderZ extends TextUndZahlFeld;</text:p>
      <text:p text:style-name="Standard">class TextfeldOCRSonderZ extends TextUndZahlFeldOCR;</text:p>
      <text:p text:style-name="Standard">class .....</text:p>
      <text:p text:style-name="Standard"/>
      <text:p text:style-name="Standard">&gt; Jede weitere Eigenschaft oder Spezialisierung führt zu vielen neuen Klassen durch Kombination. Die Folge ist explosives Anwachsen der Zahl der Klassen mit identischem Code. (Lösung?)</text:p>
      <text:p text:style-name="Standard"><text:s text:c="17"/></text:p>
      <text:p text:style-name="Standard">-<text:s/>Komposition über Vererbung</text:p>
      <text:p text:style-name="Standard">Da der geschriebene Code durch schon bestehende Klassen wieder verwendet wird anstatt mehrfach vorkommenden und ungenutzten Code zu nutzen.</text:p>
      <text:p text:style-name="Standard"/>
      <text:p text:style-name="Standard">2. Der verwirrte und der nicht-verwirrte Indexer</text:p>
      <text:p text:style-name="Standard">was genau unterscheidet die beiden Indexer? Wieso ist der eine „verwirrt“?</text:p>
      <text:p text:style-name="Standard"/>
      <text:p text:style-name="Standard">- zusammengehörige Wertepaare dürfen nie einzeln gesetzt werden, da Konflikte entstehen können.</text:p>
      <text:p text:style-name="Standard"/>
      <text:p text:style-name="Standard"/>
      <text:p text:style-name="Standard">3. Korrekte Initialisierung und Updates von Objekten</text:p>
      <text:p text:style-name="Standard"/>
      <text:p text:style-name="P9">public class Address {</text:p>
      <text:p text:style-name="P10"><text:s text:c="25"/><text:s text:c="46"/></text:p>
      <text:p text:style-name="P11"><text:tab/>private String City;</text:p>
      <text:p text:style-name="P12"><text:tab/>private String Zipcode;</text:p>
      <text:p text:style-name="P13"><text:tab/>private String Streetname;</text:p>
      <text:p text:style-name="P14"><text:tab/>private String Number;</text:p>
      <text:p text:style-name="P15"/>
      <text:p text:style-name="P16"><text:tab/>public void setCity (String c) {</text:p>
      <text:p text:style-name="P17"><text:tab/><text:tab/>City = c;</text:p>
      <text:p text:style-name="P18"><text:tab/>}</text:p>
      <text:p text:style-name="P19"><text:tab/>public void setZipcode (String z) {</text:p>
      <text:p text:style-name="Standard"><text:span text:style-name="T20"><text:tab/></text:span><text:span text:style-name="T21"><text:tab/></text:span>Zipcode = z;</text:p>
      <text:p text:style-name="Standard"><text:tab/>}</text:p>
      <text:soft-page-break/>
      <text:p text:style-name="Standard">}</text:p>
      <text:p text:style-name="Standard">Wie<text:s/>initialisieren Sie Address richtig? Wie machen Sie einen korrekten Update der Werte?</text:p>
      <text:p text:style-name="Standard"/>
      <text:p text:style-name="Standard">- Durch den Konstruktor mit allen vier Parametern werden alle vier Attribute auf einmal gesetzt.</text:p>
      <text:p text:style-name="Standard">- Die bestehenden Setter werden entfernt und bei Adressänderung werden neue Objekte erstellt.</text:p>
      <text:p text:style-name="Standard"><text:s text:c="5"/></text:p>
      <text:p text:style-name="Standard"/>
      <text:p text:style-name="Standard">4. Kapselung und Seiteneffekte</text:p>
      <text:p text:style-name="Standard"/>
      <text:p text:style-name="Standard"><text:s text:c="2"/>public class Person {</text:p>
      <text:p text:style-name="Standard"/>
      <text:p text:style-name="Standard"><text:tab/><text:span text:style-name="T22">public Wallet wallet = new Wallet();</text:span></text:p>
      <text:p text:style-name="P23"><text:tab/>int balance = 0;</text:p>
      <text:p text:style-name="P24"/>
      <text:p text:style-name="P25"><text:tab/>public Wallet<text:s/>getWallet(void) {</text:p>
      <text:p text:style-name="P26"><text:tab/><text:tab/>return wallet;</text:p>
      <text:p text:style-name="P27"><text:tab/>}</text:p>
      <text:p text:style-name="P28"><text:tab/></text:p>
      <text:p text:style-name="P29"><text:tab/>public addMoney(int money) {</text:p>
      <text:p text:style-name="P30"><text:tab/><text:s/><text:tab/>wallet.add(money);</text:p>
      <text:p text:style-name="P31"><text:tab/><text:tab/>balance = wallet.size();</text:p>
      <text:p text:style-name="P32"/>
      <text:p text:style-name="P33"><text:tab/>public int getBalance() {</text:p>
      <text:p text:style-name="P34"><text:tab/><text:s/><text:tab/>return balance;</text:p>
      <text:p text:style-name="Standard"><text:span text:style-name="T35"><text:s text:c="12"/></text:span>}</text:p>
      <text:p text:style-name="Standard">}</text:p>
      <text:p text:style-name="Standard"><text:s text:c="74"/><text:s text:c="9"/></text:p>
      <text:p text:style-name="Standard">Reparieren Sie die Klasse und sorgen Sie dafür, dass die Gültigkeit der Objekte erhalten bleibt und keine Seiteneffekte auftreten.</text:p>
      <text:p text:style-name="Standard"/>
      <text:p text:style-name="P36"><text:s text:c="2"/>public class Person {</text:p>
      <text:p text:style-name="P37"/>
      <text:p text:style-name="P38"><text:tab/>private Wallet wallet = new Wallet();</text:p>
      <text:p text:style-name="P39"><text:tab/>private int balance = 0;</text:p>
      <text:p text:style-name="P40"/>
      <text:p text:style-name="P41"><text:tab/>public Wallet getWallet(void) {</text:p>
      <text:p text:style-name="P42"><text:tab/><text:tab/>return<text:s/>new Wallet();</text:p>
      <text:p text:style-name="P43"><text:tab/>}</text:p>
      <text:p text:style-name="P44"><text:tab/></text:p>
      <text:p text:style-name="P45"><text:tab/>public addMoney(int money) {</text:p>
      <text:p text:style-name="P46"><text:tab/><text:s/><text:tab/>wallet.add(money);</text:p>
      <text:p text:style-name="P47"><text:tab/><text:tab/>balance = wallet.size();</text:p>
      <text:p text:style-name="P48"/>
      <text:p text:style-name="P49"><text:tab/>public int getBalance() {</text:p>
      <text:p text:style-name="P50"><text:tab/><text:s/><text:tab/>return balance;</text:p>
      <text:p text:style-name="Standard"><text:span text:style-name="T51"><text:s text:c="12"/></text:span>}</text:p>
      <text:p text:style-name="Standard">}</text:p>
      <text:p text:style-name="Standard"/>
      <text:p text:style-name="Standard"><text:s text:c="5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alter</meta:initial-creator>
    <dc:creator>Marvin</dc:creator>
    <meta:creation-date>2023-05-24T10:59:00Z</meta:creation-date>
    <dc:date>2023-05-24T10:59:00Z</dc:date>
    <meta:template xlink:href="Normal" xlink:type="simple"/>
    <meta:editing-cycles>2</meta:editing-cycles>
    <meta:editing-duration>PT0S</meta:editing-duration>
    <meta:document-statistic meta:page-count="2" meta:paragraph-count="5" meta:word-count="418" meta:character-count="2797" meta:row-count="19" meta:non-whitespace-character-count="2384"/>
  </office:meta>
</office:document-meta>
</file>